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AF000001FB71EDF36B.png" manifest:media-type="image/png"/>
  <manifest:file-entry manifest:full-path="Pictures/10023D3C0000616C0000346DA472EE26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9.275cm" fo:min-width="17.153cm"/>
    </style:style>
    <style:style style:name="gr2" style:family="graphic" style:parent-style-name="standard">
      <style:graphic-properties draw:textarea-horizontal-align="justify" draw:textarea-vertical-align="middle" draw:auto-grow-height="false" fo:min-height="2.544cm" fo:min-width="3.691cm"/>
    </style:style>
    <style:style style:name="gr3" style:family="graphic" style:parent-style-name="standard">
      <style:graphic-properties draw:textarea-horizontal-align="justify" draw:textarea-vertical-align="middle" draw:auto-grow-height="false" fo:min-height="3.688cm" fo:min-width="3.395cm"/>
    </style:style>
    <style:style style:name="gr4" style:family="graphic" style:parent-style-name="standard">
      <style:graphic-properties draw:textarea-horizontal-align="justify" draw:textarea-vertical-align="middle" draw:auto-grow-height="false" fo:min-height="4.45cm" fo:min-width="3.395cm"/>
    </style:style>
    <style:style style:name="gr5" style:family="graphic" style:parent-style-name="standard">
      <style:graphic-properties draw:textarea-horizontal-align="justify" draw:textarea-vertical-align="middle" draw:auto-grow-height="false" fo:min-height="1.084cm" fo:min-width="0.072cm"/>
    </style:style>
    <style:style style:name="gr6" style:family="graphic" style:parent-style-name="standard">
      <style:graphic-properties draw:textarea-horizontal-align="justify" draw:textarea-vertical-align="middle" draw:auto-grow-height="false" fo:min-height="0.258cm" fo:min-width="0.724cm"/>
    </style:style>
    <style:style style:name="gr7" style:family="graphic" style:parent-style-name="standard">
      <style:graphic-properties draw:textarea-horizontal-align="justify" draw:textarea-vertical-align="middle" draw:auto-grow-height="false" fo:min-height="0.258cm" fo:min-width="0.723cm"/>
    </style:style>
    <style:style style:name="gr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7.653cm" svg:height="9.525cm" svg:x="1.635cm" svg:y="1.88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191cm" svg:height="2.794cm" svg:x="8.366cm" svg:y="22.463cm">
          <text:p text:style-name="P1">Widgets</text:p>
          <draw:enhanced-geometry svg:viewBox="0 0 21600 21600" draw:extrusion="false" draw:type="rectangle" draw:enhanced-path="M 0 0 L 21600 0 21600 21600 0 21600 0 0 Z N"/>
        </draw:custom-shape>
        <draw:custom-shape draw:style-name="gr3" draw:text-style-name="P1" draw:layer="layout" svg:width="5.842cm" svg:height="3.937cm" svg:x="1.889cm" svg:y="21.955cm">
          <text:p>API ID</text:p>
          <text:p>User ID</text:p>
          <text:p>API Key</text:p>
          <text:p>User Email</text:p>
          <text:p>...</text:p>
          <draw:enhanced-geometry svg:viewBox="0 0 21600 21600" draw:text-areas="0 0 ?f0 21600" draw:type="right-arrow-callout" draw:modifiers="14400 5400 18000 8100" draw:enhanced-path="M 0 0 L ?f0 0 ?f0 ?f3 ?f2 ?f3 ?f2 ?f1 21600 10800 ?f2 ?f4 ?f2 ?f5 ?f0 ?f5 ?f0 21600 0 2160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0" draw:handle-range-x-maximum="$2"/>
            <draw:handle draw:handle-position="$2 $3" draw:handle-range-x-minimum="$0" draw:handle-range-x-maximum="21600" draw:handle-range-y-minimum="$1" draw:handle-range-y-maximum="10800"/>
            <draw:handle draw:handle-position="right $1" draw:handle-range-y-minimum="0" draw:handle-range-y-maximum="$3"/>
          </draw:enhanced-geometry>
        </draw:custom-shape>
        <draw:custom-shape draw:style-name="gr4" draw:text-style-name="P1" draw:layer="layout" svg:width="5.842cm" svg:height="4.699cm" svg:x="1.889cm" svg:y="16.24cm">
          <text:p>URL</text:p>
          <text:p>Timestamp</text:p>
          <text:p>Latency</text:p>
          <text:p>IP</text:p>
          <text:p>Country</text:p>
          <text:p>...</text:p>
          <draw:enhanced-geometry svg:viewBox="0 0 21600 21600" draw:text-areas="0 0 ?f0 21600" draw:type="right-arrow-callout" draw:modifiers="14400 5400 18000 8100" draw:enhanced-path="M 0 0 L ?f0 0 ?f0 ?f3 ?f2 ?f3 ?f2 ?f1 21600 10800 ?f2 ?f4 ?f2 ?f5 ?f0 ?f5 ?f0 21600 0 2160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0" draw:handle-range-x-maximum="$2"/>
            <draw:handle draw:handle-position="$2 $3" draw:handle-range-x-minimum="$0" draw:handle-range-x-maximum="21600" draw:handle-range-y-minimum="$1" draw:handle-range-y-maximum="10800"/>
            <draw:handle draw:handle-position="right $1" draw:handle-range-y-minimum="0" draw:handle-range-y-maximum="$3"/>
          </draw:enhanced-geometry>
        </draw:custom-shape>
        <draw:custom-shape draw:style-name="gr2" draw:text-style-name="P1" draw:layer="layout" svg:width="4.191cm" svg:height="2.794cm" svg:x="8.366cm" svg:y="17.383cm">
          <text:p text:style-name="P1">Elastic</text:p>
          <text:p text:style-name="P1">Query</text:p>
          <draw:enhanced-geometry svg:viewBox="0 0 21600 21600" draw:extrusion="false" draw:type="rectangle" draw:enhanced-path="M 0 0 L 21600 0 21600 21600 0 21600 0 0 Z N"/>
        </draw:custom-shape>
        <draw:custom-shape draw:style-name="gr5" draw:text-style-name="P1" draw:layer="layout" svg:width="1.143cm" svg:height="1.524cm" svg:x="9.763cm" svg:y="20.558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" draw:text-style-name="P1" draw:layer="layout" svg:width="4.191cm" svg:height="2.794cm" svg:x="8.493cm" svg:y="12.811cm">
          <text:p text:style-name="P1">Elastic</text:p>
          <text:p text:style-name="P1">Query</text:p>
          <text:p text:style-name="P1">Response</text:p>
          <draw:enhanced-geometry svg:viewBox="0 0 21600 21600" draw:extrusion="false" draw:type="rectangle" draw:enhanced-path="M 0 0 L 21600 0 21600 21600 0 21600 0 0 Z N"/>
        </draw:custom-shape>
        <draw:custom-shape draw:style-name="gr2" draw:text-style-name="P1" draw:layer="layout" svg:width="4.191cm" svg:height="2.794cm" svg:x="14.716cm" svg:y="14.843cm">
          <text:p text:style-name="P1">Elastic</text:p>
          <draw:enhanced-geometry svg:viewBox="0 0 21600 21600" draw:extrusion="false" draw:type="rectangle" draw:enhanced-path="M 0 0 L 21600 0 21600 21600 0 21600 0 0 Z N"/>
        </draw:custom-shape>
        <draw:custom-shape draw:style-name="gr6" draw:text-style-name="P1" draw:layer="layout" svg:width="1.397cm" svg:height="1.016cm" svg:x="13.002cm" svg:y="14.589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" draw:layer="layout" svg:width="1.397cm" svg:height="1.016cm" svg:x="13.002cm" svg:y="16.87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8" draw:text-style-name="P1" draw:layer="layout" svg:width="7.553cm" svg:height="4.064cm" svg:x="10.525cm" svg:y="6.334cm">
          <draw:image xlink:href="Pictures/10023D3C0000616C0000346DA472EE26.svg" xlink:type="simple" xlink:show="embed" xlink:actuate="onLoad">
            <text:p/>
          </draw:image>
          <draw:image xlink:href="Pictures/10000201000003AF000001FB71EDF36B.png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Brylie Oxley</meta:initial-creator>
    <meta:creation-date>2015-07-29T13:14:28.437142631</meta:creation-date>
    <dc:date>2015-07-29T13:58:15.942749723</dc:date>
    <dc:creator>Brylie Oxley</dc:creator>
    <meta:editing-duration>PT28M36S</meta:editing-duration>
    <meta:editing-cycles>4</meta:editing-cycles>
    <meta:generator>LibreOffice/4.4.2.2$Linux_X86_64 LibreOffice_project/40m0$Build-2</meta:generator>
    <meta:document-statistic meta:object-count="11"/>
  </office:meta>
</office:document-meta>
</file>